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5f01f" officeooo:paragraph-rsid="0015f01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officeooo:rsid="0016e5c9" officeooo:paragraph-rsid="0016e5c9" style:font-size-asian="11.3500003814697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1pt" style:text-underline-style="none" officeooo:rsid="0015f01f" officeooo:paragraph-rsid="0015f01f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officeooo:rsid="0015f01f" officeooo:paragraph-rsid="0015f01f" style:font-size-asian="11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1pt" style:text-underline-style="none" officeooo:rsid="0016e5c9" officeooo:paragraph-rsid="0016e5c9" style:font-size-asian="11pt" style:font-size-complex="11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1pt" style:text-underline-style="none" officeooo:rsid="0016e5c9" officeooo:paragraph-rsid="0016e5c9" style:font-size-asian="11pt" style:font-size-complex="11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1pt" style:text-underline-style="none" officeooo:rsid="0016e5c9" officeooo:paragraph-rsid="0016e5c9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style:text-underline-style="none" officeooo:rsid="0016e5c9" officeooo:paragraph-rsid="0016e5c9" style:font-size-asian="11pt" style:font-size-complex="11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1pt" style:text-underline-style="none" officeooo:rsid="0016e5c9" officeooo:paragraph-rsid="0016e5c9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officeooo:rsid="0016e5c9" officeooo:paragraph-rsid="0016e5c9" style:font-size-asian="11pt" style:font-size-complex="11pt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1pt" style:text-underline-style="none" officeooo:rsid="0016e5c9" officeooo:paragraph-rsid="0016e5c9" style:font-size-asian="11pt" style:font-size-complex="11pt"/>
    </style:style>
    <style:style style:name="P12" style:family="paragraph" style:parent-style-name="Standard" style:list-style-name="L9">
      <style:paragraph-properties fo:text-align="start" style:justify-single-word="false"/>
      <style:text-properties fo:font-size="11pt" style:text-underline-style="none" officeooo:rsid="0016e5c9" officeooo:paragraph-rsid="0016e5c9" style:font-size-asian="11pt" style:font-size-complex="11pt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1pt" style:text-underline-style="none" officeooo:rsid="0016e5c9" officeooo:paragraph-rsid="001a1d49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1pt" style:text-underline-style="none" officeooo:rsid="001aba34" officeooo:paragraph-rsid="001aba34" style:font-size-asian="11pt" style:font-size-complex="11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1pt" style:text-underline-style="none" officeooo:rsid="001b2830" officeooo:paragraph-rsid="001b2830" style:font-size-asian="11pt" style:font-size-complex="11pt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1pt" style:text-underline-style="none" officeooo:rsid="001a1d49" officeooo:paragraph-rsid="001a1d49" style:font-size-asian="11pt" style:font-size-complex="11pt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1pt" style:text-underline-style="none" officeooo:rsid="001a1d49" officeooo:paragraph-rsid="001a1d49" style:font-size-asian="11pt" style:font-size-complex="11pt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11pt" style:text-underline-style="none" officeooo:rsid="001a1d49" officeooo:paragraph-rsid="001a1d49" style:font-size-asian="11pt" style:font-size-complex="11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1pt" officeooo:paragraph-rsid="0015f01f" style:font-size-asian="11pt" style:font-size-complex="11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1pt" officeooo:paragraph-rsid="0016e5c9" style:font-size-asian="11pt" style:font-size-complex="11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1pt" officeooo:rsid="0016e5c9" officeooo:paragraph-rsid="0016e5c9" style:font-size-asian="11pt" style:font-size-complex="11pt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1pt" officeooo:rsid="0016e5c9" officeooo:paragraph-rsid="0016e5c9" style:font-size-asian="11pt" style:font-size-complex="11pt"/>
    </style:style>
    <style:style style:name="P23" style:family="paragraph" style:parent-style-name="Standard" style:list-style-name="L10">
      <style:paragraph-properties fo:text-align="start" style:justify-single-word="false"/>
      <style:text-properties fo:font-size="11pt" officeooo:rsid="001a1d49" officeooo:paragraph-rsid="001a1d49" style:font-size-asian="11pt" style:font-size-complex="11pt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1pt" officeooo:rsid="00196768" officeooo:paragraph-rsid="00196768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1pt" officeooo:rsid="00196768" officeooo:paragraph-rsid="00196768" style:font-size-asian="11pt" style:font-size-complex="11pt"/>
    </style:style>
    <style:style style:name="T1" style:family="text">
      <style:text-properties fo:font-size="13pt" style:text-underline-style="none" style:font-size-asian="11.3500003814697pt" style:font-size-complex="13pt"/>
    </style:style>
    <style:style style:name="T2" style:family="text">
      <style:text-properties fo:font-size="13pt" style:text-underline-style="none" officeooo:rsid="0015f01f" style:font-size-asian="11.3500003814697pt" style:font-size-complex="13pt"/>
    </style:style>
    <style:style style:name="T3" style:family="text">
      <style:text-properties fo:font-size="13pt" style:text-underline-style="none" officeooo:rsid="0016e5c9" style:font-size-asian="11.3500003814697pt" style:font-size-complex="13pt"/>
    </style:style>
    <style:style style:name="T4" style:family="text">
      <style:text-properties fo:font-size="13pt" style:text-underline-style="none" officeooo:rsid="00196768" style:font-size-asian="11.3500003814697pt" style:font-size-complex="13pt"/>
    </style:style>
    <style:style style:name="T5" style:family="text">
      <style:text-properties officeooo:rsid="001a1d49"/>
    </style:style>
    <style:style style:name="T6" style:family="text">
      <style:text-properties officeooo:rsid="00196768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6e5c9"/>
    </style:style>
    <style:style style:name="T9" style:family="text">
      <style:text-properties style:text-underline-style="none" officeooo:rsid="0015f01f"/>
    </style:style>
    <style:style style:name="T10" style:family="text">
      <style:text-properties style:text-underline-style="none" officeooo:rsid="001967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tenheft-Stichpunkte</text:p>
      <text:p text:style-name="P3"/>
      <text:list xml:id="list290620606" text:style-name="L1">
        <text:list-item>
          <text:p text:style-name="P19"><text:span text:style-name="T8">Bank</text:span><text:span text:style-name="T9">: </text:span></text:p>
        </text:list-item>
      </text:list>
      <text:list xml:id="list3278073423" text:style-name="L2">
        <text:list-item>
          <text:p text:style-name="P5">Daten für Kunden, Angestellte und Konten sowie Kontobewegungen dauerhaft speichern</text:p>
        </text:list-item>
        <text:list-item>
          <text:p text:style-name="P5">alle Veränderung an gespeicherten Daten protokollieren </text:p>
        </text:list-item>
        <text:list-item>
          <text:p text:style-name="P14">Sparkonto einrichten</text:p>
        </text:list-item>
        <text:list-item>
          <text:p text:style-name="P14">Girokonto einrichten</text:p>
        </text:list-item>
        <text:list-item>
          <text:p text:style-name="P14">Konto löschen</text:p>
        </text:list-item>
        <text:list-item>
          <text:p text:style-name="P14">Angestellte löschen</text:p>
        </text:list-item>
        <text:list-item>
          <text:p text:style-name="P14">Datenverbindung anzeigen</text:p>
        </text:list-item>
        <text:list-item>
          <text:p text:style-name="P14">Kunden suchen</text:p>
        </text:list-item>
        <text:list-item>
          <text:p text:style-name="P14">Kontonummer anzeigen</text:p>
        </text:list-item>
        <text:list-item>
          <text:p text:style-name="P14">Angestellten suchen</text:p>
        </text:list-item>
        <text:list-item>
          <text:p text:style-name="P14">Kundenname anzeigen</text:p>
        </text:list-item>
        <text:list-item>
          <text:p text:style-name="P14">Angestelltenname anzeigen</text:p>
        </text:list-item>
        <text:list-item>
          <text:p text:style-name="P14">Bank Informationen anzeigen</text:p>
        </text:list-item>
        <text:list-item>
          <text:p text:style-name="P15">Konto suchen</text:p>
        </text:list-item>
      </text:list>
      <text:p text:style-name="P4"/>
      <text:list xml:id="list103247062617243" text:continue-list="list290620606" text:style-name="L1">
        <text:list-item>
          <text:p text:style-name="P21"><text:span text:style-name="T9">K</text:span><text:span text:style-name="T7">unden:</text:span></text:p>
        </text:list-item>
      </text:list>
      <text:list xml:id="list153471391" text:style-name="L3">
        <text:list-item>
          <text:p text:style-name="P6">Name, PIN für Zugriff auf Konto (jedes Konto genau einen Besitzer)</text:p>
        </text:list-item>
        <text:list-item>
          <text:p text:style-name="P6">Einzahlen</text:p>
        </text:list-item>
        <text:list-item>
          <text:p text:style-name="P6">Abheben</text:p>
        </text:list-item>
        <text:list-item>
          <text:p text:style-name="P6">Kontostand erfragen</text:p>
        </text:list-item>
        <text:list-item>
          <text:p text:style-name="P6">Kontoauszüge erstellen</text:p>
        </text:list-item>
      </text:list>
      <text:list xml:id="list1027055543" text:style-name="L4">
        <text:list-item>
          <text:p text:style-name="P7">Konto eröffnen (beliebig viele)</text:p>
          <text:p text:style-name="P7"/>
        </text:list-item>
      </text:list>
      <text:list xml:id="list103248476475158" text:continue-list="list103247062617243" text:style-name="L1">
        <text:list-item>
          <text:p text:style-name="P8">Angestellte:</text:p>
        </text:list-item>
      </text:list>
      <text:list xml:id="list478059782" text:style-name="L5">
        <text:list-item>
          <text:p text:style-name="P22"><text:span text:style-name="T9">N</text:span><text:span text:style-name="T7">ame, PIN </text:span></text:p>
        </text:list-item>
        <text:list-item>
          <text:p text:style-name="P9">Kunden anlegen</text:p>
        </text:list-item>
        <text:list-item>
          <text:p text:style-name="P9">Kunden löschen</text:p>
        </text:list-item>
        <text:list-item>
          <text:p text:style-name="P9">Konten für Kunden anlegen</text:p>
        </text:list-item>
        <text:list-item>
          <text:p text:style-name="P9">Konten löschen</text:p>
        </text:list-item>
        <text:list-item>
          <text:p text:style-name="P9">neue Angestellte anlegen</text:p>
        </text:list-item>
        <text:list-item>
          <text:p text:style-name="P9">andere Angestellte löschen</text:p>
          <text:p text:style-name="P9"/>
        </text:list-item>
      </text:list>
      <text:list xml:id="list103248129092036" text:continue-list="list103248476475158" text:style-name="L1">
        <text:list-item>
          <text:p text:style-name="P20"><text:span text:style-name="T10">K</text:span><text:span text:style-name="T8">onto:</text:span></text:p>
        </text:list-item>
      </text:list>
      <text:list xml:id="list2680176144" text:style-name="L10">
        <text:list-item>
          <text:p text:style-name="P23"><text:span text:style-name="T8">K</text:span><text:span text:style-name="T7">ontostand, Kontonummer, Besitzer, Verbindung</text:span></text:p>
        </text:list-item>
      </text:list>
      <text:list xml:id="list979168693" text:style-name="L6">
        <text:list-item>
          <text:p text:style-name="P24"><text:span text:style-name="T8">K</text:span><text:span text:style-name="T7">ontostand anzeigen</text:span></text:p>
        </text:list-item>
        <text:list-item>
          <text:p text:style-name="P16">Abheben</text:p>
        </text:list-item>
        <text:list-item>
          <text:p text:style-name="P16">Kontonummer <text:span text:style-name="T6">anzeigen</text:span></text:p>
        </text:list-item>
        <text:list-item>
          <text:p text:style-name="P16">Eigentümer anzeigen</text:p>
        </text:list-item>
        <text:list-item>
          <text:p text:style-name="P16">Einzahlen</text:p>
        </text:list-item>
        <text:list-item>
          <text:p text:style-name="P16">Auszugdaten erstellen</text:p>
        </text:list-item>
      </text:list>
      <text:p text:style-name="P10"/>
      <text:list xml:id="list103247546955381" text:continue-list="list103248129092036" text:style-name="L1">
        <text:list-item>
          <text:p text:style-name="P25"><text:span text:style-name="T8">G</text:span><text:span text:style-name="T7">irokonto:</text:span></text:p>
        </text:list-item>
      </text:list>
      <text:list xml:id="list4084155670" text:style-name="L7">
        <text:list-item>
          <text:p text:style-name="P17">Überziehungsrahmen</text:p>
        </text:list-item>
        <text:list-item>
          <text:p text:style-name="P17">Abheben</text:p>
        </text:list-item>
        <text:list-item>
          <text:p text:style-name="P17">Überziehungsrahmen <text:span text:style-name="T6">anzeigen</text:span></text:p>
        </text:list-item>
      </text:list>
      <text:list xml:id="list3003168541" text:style-name="L8">
        <text:list-header>
          <text:p text:style-name="P11"/>
        </text:list-header>
      </text:list>
      <text:list xml:id="list103247078148627" text:continue-list="list103247546955381" text:style-name="L1">
        <text:list-item>
          <text:p text:style-name="P25"><text:span text:style-name="T8">S</text:span><text:span text:style-name="T7">parkonto:</text:span></text:p>
        </text:list-item>
      </text:list>
      <text:list xml:id="list2798442216" text:style-name="L9">
        <text:list-item>
          <text:p text:style-name="P12"><text:span text:style-name="T5">Zinssatz</text:span> </text:p>
        </text:list-item>
        <text:list-item>
          <text:p text:style-name="P18">Abheben</text:p>
        </text:list-item>
        <text:list-item>
          <text:p text:style-name="P13"><text:span text:style-name="T5">Zinssatz </text:span><text:span text:style-name="T6">anzeigen</text:span></text:p>
        </text:list-item>
      </text:list>
      <text:p text:style-name="P10"/>
      <text:p text:style-name="P10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0:25:46.889000000</meta:creation-date>
    <dc:date>2022-02-25T10:31:08.023000000</dc:date>
    <meta:editing-duration>PT17M30S</meta:editing-duration>
    <meta:editing-cycles>6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50" meta:word-count="158" meta:character-count="1002" meta:non-whitespace-character-count="936"/>
  </office:meta>
</office:document-meta>
</file>